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medium-content-sans-serif-font" svg:font-family="medium-content-sans-serif-font, 'Lucida Grande', 'Lucida Sans Unicode', 'Lucida Sans', Genev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a194" officeooo:paragraph-rsid="000ba194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00ba194" officeooo:paragraph-rsid="000ba194"/>
    </style:style>
    <style:style style:name="P3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00ba194" officeooo:paragraph-rsid="000ba194"/>
    </style:style>
    <style:style style:name="P4" style:family="paragraph" style:parent-style-name="Heading_20_4">
      <style:text-properties fo:font-variant="normal" fo:text-transform="none" style:font-name="medium-content-sans-serif-font" fo:font-style="normal" fo:font-weight="bold"/>
    </style:style>
    <style:style style:name="P5" style:family="paragraph" style:parent-style-name="Quotations">
      <style:paragraph-properties fo:margin-left="0cm" fo:margin-right="0cm" fo:margin-top="0.741cm" fo:margin-bottom="0cm" loext:contextual-spacing="false" fo:text-align="start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style:font-name="consolas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Promise object represents the eventual completion (or failure) of an asynchronous operation, and its resulting value.</text:p>
      <text:p text:style-name="Text_20_body"/>
      <text:p text:style-name="Text_20_body">easy to manage when dealing with multiple asynchronous operations</text:p>
      <text:p text:style-name="Text_20_body"/>
      <text:p text:style-name="Text_20_body">A Promise has four states:</text:p>
      <text:p text:style-name="Text_20_body"/>
      <text:p text:style-name="Text_20_body"><text:tab/>fulfilled: Action related to the promise succeeded</text:p>
      <text:p text:style-name="Text_20_body"><text:tab/>rejected: Action related to the promise failed</text:p>
      <text:p text:style-name="Text_20_body"><text:tab/>pending: Promise is still pending i.e not fulfilled or rejected yet</text:p>
      <text:p text:style-name="Text_20_body"><text:tab/>settled: Promise has fulfilled or rejected</text:p>
      <text:p text:style-name="Text_20_body"/>
      <text:h text:style-name="P4" text:outline-level="4"><text:bookmark text:name="9d70"/>Callback Hell</text:h>
      <text:p text:style-name="P5"><text:bookmark text:name="76ba"/>The situation where callbacks are nested within other callbacks several levels deep, potentially making it difficult to understand and maintain the code.</text:p>
      <text:p text:style-name="Text_20_body"/>
      <text:p text:style-name="P1">Creating a new promise</text:p>
      <text:p text:style-name="P1"><text:span text:style-name="T1">A </text:span><text:span text:style-name="Source_20_Text"><text:span text:style-name="T2">Promise</text:span></text:span><text:span text:style-name="T3"> </text:span><text:span text:style-name="T1">object is created using the </text:span><text:span text:style-name="Source_20_Text"><text:span text:style-name="T2">new </text:span></text:span><text:span text:style-name="T1">keyword and its constructor. This constructor takes as its argument a function, called the "executor function"</text:span></text:p>
      <text:p text:style-name="P2"/>
      <text:p text:style-name="P2">take two functions as parameters</text:p>
      <text:p text:style-name="P2"/>
      <text:p text:style-name="P2"><text:span text:style-name="Source_20_Text"><text:span text:style-name="T4">(resolve</text:span></text:span>) is called when the asynchronous task completes successfully and returns the results of the task as a value.</text:p>
      <text:p text:style-name="P2"/>
      <text:p text:style-name="P2">The second (<text:span text:style-name="Source_20_Text"><text:span text:style-name="T4">reject</text:span></text:span>) is called when the task fails, and returns the reason for failure, which is typically an error object.</text:p>
      <text:p text:style-name="P2"/>
      <text:p text:style-name="P2">What must be done in Promises</text:p>
      <text:p text:style-name="P2"><text:tab/></text:p>
      <text:p text:style-name="P2"><text:tab/>1) return another promise</text:p>
      <text:p text:style-name="P2"><text:tab/>2) return a synchronous value (or undefined)</text:p>
      <text:p text:style-name="P2"><text:soft-page-break/><text:tab/>3) throw a synchronous error</text:p>
      <text:p text:style-name="P2"/>
      <text:p text:style-name="P2">A Promise has four states:</text:p>
      <text:p text:style-name="P2"/>
      <text:p text:style-name="P2"><text:tab/>fulfilled: Action related to the promise succeeded</text:p>
      <text:p text:style-name="P2"><text:tab/>rejected: Action related to the promise failed</text:p>
      <text:p text:style-name="P2"><text:tab/>pending: Promise is still pending i.e not fulfilled or rejected yet</text:p>
      <text:p text:style-name="P2"><text:tab/>settled: Promise has fulfilled or rej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x-locale-body, sans-serif"/>
    <style:font-face style:name="Lohit Devanagari1" svg:font-family="'Lohit Devanagari'"/>
    <style:font-face style:name="consolas" svg:font-family="consolas, 'Liberation Mono', courier, monospace"/>
    <style:font-face style:name="medium-content-sans-serif-font" svg:font-family="medium-content-sans-serif-font, 'Lucida Grande', 'Lucida Sans Unicode', 'Lucida Sans', Genev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1:24:12.282115083</meta:creation-date>
    <dc:date>2019-04-19T17:52:07.746317083</dc:date>
    <meta:editing-duration>PT8H2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17" meta:character-count="1397" meta:non-whitespace-character-count="1191"/>
  </office:meta>
</office:document-meta>
</file>